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letter-spacing="normal" fo:language="ru" fo:country="RU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головок: Проверка корректно заполненого поля фио</text:p>
      <text:p text:style-name="P1">Предусловие: Текстовый курсор в поле фио. <text:span text:style-name="T2">(Поле заполнения фио не пусто) &amp; (</text:span><text:span text:style-name="T1">поле содержит не менее 2 слов) </text:span><text:span text:style-name="T2">&amp; </text:span><text:span text:style-name="T1">(каждый символ слова – это буква русского, латинского алфавита или дефис)</text:span></text:p>
      <text:p text:style-name="P1">Шаги: <text:span text:style-name="T1"><text:s/>Дается команда того, что заполнение поля фио закончено (клик курсора в другом месте)</text:span></text:p>
      <text:p text:style-name="P1"><text:span text:style-name="T1">Результат: Поле фио помечается зеленой галочкой</text:span></text:p>
      <text:p text:style-name="P1"><text:span text:style-name="T1"/></text:p>
      <text:p text:style-name="P1">Заголовок: Проверка не заполненого поля фио</text:p>
      <text:p text:style-name="P1">Предусловие: Текстовый курсор в поле фио. Поле заполнения фио пусто.</text:p>
      <text:p text:style-name="P1">Шаги: <text:span text:style-name="T1">Дается команда того, что заполнение поля фио закончено (клик курсора в другом месте)</text:span></text:p>
      <text:p text:style-name="P1"><text:span text:style-name="T1">Результат: Поле фио помечается красным крестиком с рамочкой, под ним появляется надпись <text:s/>«Поле обязательное»</text:span></text:p>
      <text:p text:style-name="P1"><text:span text:style-name="T1"/></text:p>
      <text:p text:style-name="P1">Заголовок: Проверка не корректно заполненого поля фио</text:p>
      <text:p text:style-name="P1">Предусловие: Текстовый курсор в поле фио. (П<text:span text:style-name="T2">оле заполнения фио не пусто</text:span><text:span text:style-name="T1">)</text:span><text:span text:style-name="T2"> &amp; (</text:span><text:span text:style-name="T1">поле содержит менее 2 слов)</text:span></text:p>
      <text:p text:style-name="P1">Шаги: <text:span text:style-name="T1">Дается команда того, что заполнение поля фио закончено (клик курсора в другом месте)</text:span></text:p>
      <text:p text:style-name="P1"><text:span text:style-name="T1">Результат: Поле фио помечается красным крестиком с рамочкой, под ним появляется надпись <text:s/>«</text:span><text:span text:style-name="T3">Недостаточно информации. Введите фамилию, имя и отчество через пробел (Например: Иванов Иван Алексеевич)</text:span><text:span text:style-name="T1">»</text:span></text:p>
      <text:p text:style-name="P1"><text:span text:style-name="T1"/></text:p>
      <text:p text:style-name="P1">Заголовок: Проверка заполнения поля фио некорректными символами</text:p>
      <text:p text:style-name="P1">Предусловие: Текстовый курсор в поле фио</text:p>
      <text:p text:style-name="P1">Шаги: <text:span text:style-name="T1">Попытки ввести некорректный для фио символ</text:span></text:p>
      <text:p text:style-name="P1"><text:span text:style-name="T1">Результат: Он не вводится</text:span></text:p>
      <text:p text:style-name="P1"><text:span text:style-name="T1"/></text:p>
      <text:p text:style-name="P1">Заголовок: Проверка возможности изменить содержимое поля фио</text:p>
      <text:p text:style-name="P1">Предусловие: <text:span text:style-name="T1">Пользователь на </text:span><text:span text:style-name="T2">форме заполнения анкеты. </text:span><text:span text:style-name="T1">Поле фио уже было посещенным. </text:span></text:p>
      <text:p text:style-name="P1">Шаги: <text:span text:style-name="T1">Кликанье по полю фио.</text:span></text:p>
      <text:p text:style-name="P1"><text:span text:style-name="T1">Результат: Поле фио активируется, его заполнение можно изменя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4T01:42:31.64</meta:creation-date>
    <meta:generator>OpenOffice/4.1.1$Win32 OpenOffice.org_project/411m6$Build-9775</meta:generator>
    <dc:date>2018-09-24T02:17:30.84</dc:date>
    <meta:editing-duration>PT35M</meta:editing-duration>
    <meta:editing-cycles>2</meta:editing-cycles>
    <meta:document-statistic meta:table-count="0" meta:image-count="0" meta:object-count="0" meta:page-count="1" meta:paragraph-count="20" meta:word-count="218" meta:character-count="1531"/>
  </office:meta>
</office:document-meta>
</file>